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28ED000006B8000006B8EB7F5748F54BEE8F.svg" manifest:media-type="image/svg+xml"/>
  <manifest:file-entry manifest:full-path="Pictures/10000201000000410000004153FD2B60D4723B83.png" manifest:media-type="image/png"/>
  <manifest:file-entry manifest:full-path="Pictures/1000059A00000510000005100818593A0B24AC93.svg" manifest:media-type="image/svg+xml"/>
  <manifest:file-entry manifest:full-path="Pictures/100002010000003100000031FD36291A90B38E5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35117"/>
    </style:style>
    <style:style style:name="P5" style:family="paragraph" style:parent-style-name="Text_20_body">
      <style:text-properties officeooo:rsid="0050cfd2" officeooo:paragraph-rsid="00654077"/>
    </style:style>
    <style:style style:name="P6" style:family="paragraph" style:parent-style-name="Text_20_body">
      <style:text-properties officeooo:rsid="0065cc4f" officeooo:paragraph-rsid="0065cc4f"/>
    </style:style>
    <style:style style:name="P7" style:family="paragraph" style:parent-style-name="Text_20_body">
      <style:text-properties fo:font-weight="bold" officeooo:rsid="0065cc4f" officeooo:paragraph-rsid="0065cc4f" style:font-weight-asian="bold" style:font-weight-complex="bold"/>
    </style:style>
    <style:style style:name="P8" style:family="paragraph" style:parent-style-name="Text_20_body">
      <style:text-properties fo:font-weight="bold" officeooo:rsid="00675e36" officeooo:paragraph-rsid="00675e36"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fo:font-weight="bold" officeooo:rsid="00675e36" style:font-weight-asian="bold" style:font-weight-complex="bold"/>
    </style:style>
    <style:style style:name="T4" style:family="text">
      <style:text-properties officeooo:rsid="006f1eba"/>
    </style:style>
    <style:style style:name="T5" style:family="text">
      <style:text-properties officeooo:rsid="00675e3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833890846224">
          <table:table-cell table:style-name="Tabla1.A1" office:value-type="string">
            <text:p text:style-name="P3"><draw:frame draw:style-name="fr2"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én</text:span></text:p>
          </table:table-cell>
        </table:table-row>
      </table:table>
      <text:p text:style-name="Text_20_body"/>
      <table:table table:name="Tabla9" table:style-name="Tabla9">
        <table:table-column table:style-name="Tabla9.A"/>
        <table:table-column table:style-name="Tabla9.B"/>
        <table:table-row table:style-name="TableLine1833890842960">
          <table:table-cell table:style-name="Tabla9.A1" office:value-type="string">
            <text:p text:style-name="P4"><draw:frame draw:style-name="fr1" draw:name="Imagen9"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9.B1" office:value-type="string">
            <text:p text:style-name="P5">1. <text:span text:style-name="T4">Un disco duro <text:s/>de 2TiB tiene una potencia de trabajo media de 8W. Si lo tenemos en funcionamiento 24 horas al día, ¿cuál es su gasto eléctrico mensual (30 días) si la compañía eléctrica nos cobra 0,20 euros por cada kWh?</text:span></text:p>
          </table:table-cell>
        </table:table-row>
      </table:table>
      <text:p text:style-name="Text_20_body"/>
      <text:p text:style-name="P6">P= 8W </text:p>
      <text:p text:style-name="P6">T= 30 Días</text:p>
      <text:p text:style-name="P6">0,20 KwH</text:p>
      <text:p text:style-name="P6"/>
      <text:p text:style-name="P6">P= 8W → 8/1000= 0’008 Kw</text:p>
      <text:p text:style-name="P6">T= 30 días x 24 horas= 720 Horas</text:p>
      <text:p text:style-name="P6">W disco duro= 0’008 Kw x 720 horas= 5,76 KwH</text:p>
      <text:p text:style-name="P6"/>
      <text:p text:style-name="P7">Coste= 5’76x0,20= 1,152 €</text:p>
      <text:p text:style-name="P7">Nos cobrarán <text:span text:style-name="T5">1,152 € por cada mes</text:span></text:p>
      <text:p text:style-name="P8">13,824 € por cada añ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3-09-26T18:37:33.613000000</dc:date>
    <meta:editing-duration>PT9H2M39S</meta:editing-duration>
    <meta:editing-cycles>150</meta:editing-cycles>
    <meta:generator>LibreOffice/7.1.2.2$Windows_X86_64 LibreOffice_project/8a45595d069ef5570103caea1b71cc9d82b2aae4</meta:generator>
    <meta:document-statistic meta:table-count="2" meta:image-count="2" meta:object-count="0" meta:page-count="1" meta:paragraph-count="14" meta:word-count="95" meta:character-count="462" meta:non-whitespace-character-count="377"/>
  </office:meta>
</office:document-meta>
</file>